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liverable's Requirement</text:p>
      <text:p text:style-name="Standard"/>
      <text:p text:style-name="Standard">Fur Tales</text:p>
      <text:p text:style-name="Standard">Pet In Home Services</text:p>
      <text:p text:style-name="Standard">All Members Present</text:p>
      <text:p text:style-name="Standard">28 April 2017</text:p>
      <text:p text:style-name="Standard"/>
      <text:p text:style-name="Standard">Deliverable due today NLT 6PM</text:p>
      <text:p text:style-name="Standard"/>
      <text:p text:style-name="Standard">Long bond, lofi drawing of all App features, UI prototypes ( successfully delivered to Sir )</text:p>
      <text:p text:style-name="Standard"/>
      <text:p text:style-name="Standard">What programming language will be used for which portion of the Final Project</text:p>
      <text:p text:style-name="Standard">JAVA – – Service Provider</text:p>
      <text:p text:style-name="Standard">PHP – – - Client</text:p>
      <text:p text:style-name="Standard">NodeJS – Admin</text:p>
      <text:p text:style-name="Standard"/>
      <text:p text:style-name="Standard">Along with the minimum requirements previously listed in the Group FB Page and GITHUB, we need to expand our additional requirements.</text:p>
      <text:p text:style-name="Standard"/>
      <text:p text:style-name="Standard">These additional recommendations should be added to our previous list of minimum required features:</text:p>
      <text:p text:style-name="Standard">ALL THESE BASED ON TIME TO DEVELOPE</text:p>
      <text:p text:style-name="Standard">Social Media Links and/or Social Log In capability</text:p>
      <text:p text:style-name="Standard">Email System</text:p>
      <text:p text:style-name="Standard">Payment System (we will do cash only for now)</text:p>
      <text:p text:style-name="Standard">Register with additional information beyond simple name and password</text:p>
      <text:p text:style-name="Standard">Service Providers Profile Page</text:p>
      <text:p text:style-name="Standard"><text:tab/>Ratings Section for SP's, 5 stars, etc</text:p>
      <text:p text:style-name="Standard">Admin Reports</text:p>
      <text:p text:style-name="Standard"><text:tab/>Periodic Date Related, DB Table Related, Customer Transaction Related, etc</text:p>
      <text:p text:style-name="Standard">Testimonials, ( where would these be located? )</text:p>
      <text:p text:style-name="Standard">Banner or other types of Advertisement, keep to a minimum, don't let customers go direct to SP page.</text:p>
      <text:p text:style-name="Standard"/>
      <text:p text:style-name="P1">GITHUB is now MADATORY for ALL TEAM MEMBERS to utilize</text:p>
      <text:p text:style-name="Standard"><text:span text:style-name="T1">Document</text:span> as much as you can please, GITHUB &amp; FurTales Group FB page</text:p>
      <text:p text:style-name="Standard"/>
      <text:p text:style-name="P1">Leader Liwanag:</text:p>
      <text:p text:style-name="P1">Progress Report to Sir Due in class on Tuesday, 2 May 2017</text:p>
      <text:p text:style-name="P1"/>
      <text:p text:style-name="P1">Additional Request, We should build an App that looks like a cell phone screen, BUT lets make it larger than normal please but keep the same aspect ratio, ie; very large cell phone screen please. <text:span text:style-name="T2">Remember we do not need to make it responsive so no need for full sized Web Page development.</text:span></text:p>
      <text:p text:style-name="Standard"/>
      <text:p text:style-name="Standard">Additional Information, Duane will be the Treasurer, if we need small money to print or buy simple item, I will fund these i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ane Donaldson</meta:initial-creator>
    <meta:creation-date>2017-04-29T18:38:34.17</meta:creation-date>
    <meta:document-statistic meta:table-count="0" meta:image-count="0" meta:object-count="0" meta:page-count="1" meta:paragraph-count="30" meta:word-count="293" meta:character-count="1697"/>
    <dc:date>2017-04-29T19:22:30.97</dc:date>
    <dc:creator>Duane Donaldson</dc:creator>
    <meta:editing-duration>PT10M56S</meta:editing-duration>
    <meta:editing-cycles>1</meta:editing-cycles>
    <meta:generator>OpenOffice/4.1.1$Win32 OpenOffice.org_project/411m6$Build-9775</meta:generator>
  </office:meta>
</office:document-meta>
</file>